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color="#000080" style:font-name="Verdana"/>
    </style:style>
    <style:style style:name="P2" style:family="paragraph" style:parent-style-name="Standard">
      <style:paragraph-properties fo:text-align="center" style:justify-single-word="false"/>
      <style:text-properties fo:color="#000080" style:font-name="Verdana"/>
    </style:style>
    <style:style style:name="P3" style:family="paragraph" style:parent-style-name="Standard">
      <style:text-properties fo:color="#000080" style:font-name="Verdana" fo:font-size="10pt" style:font-size-asian="10pt" style:font-size-complex="10pt"/>
    </style:style>
    <style:style style:name="P4" style:family="paragraph" style:parent-style-name="Standard"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000080" style:font-name="Verdana" fo:font-size="10pt" fo:font-weight="bold" style:font-size-asian="10pt" style:font-weight-asian="bold" style:font-size-complex="10pt"/>
    </style:style>
    <style:style style:name="T2" style:family="text">
      <style:text-properties fo:color="#000080" style:font-name="Verdana" fo:font-size="10pt" style:font-size-asian="10pt" style:font-size-complex="10pt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Standard"><text:span text:style-name="T1">Organisme : [nom]</text:span><text:span text:style-name="T2"> </text:span></text:p>
      <text:p text:style-name="P3">Banque : [banque]</text:p>
      <text:p text:style-name="P3">Compte : [rib]</text:p>
      <text:p text:style-name="P3">Date : <text:date style:data-style-name="N76" text:date-value="2008-01-08T11:31:36.11">8 janvier 2008</text:date></text:p>
      <text:p text:style-name="P3">Signature : 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7.503cm" fo:page-height="8.001cm" style:num-format="1" style:print-orientation="landscape" fo:margin-top="1cm" fo:margin-bottom="1cm" fo:margin-left="1cm" fo:margin-right="1cm" style:writing-mode="lr-tb" style:layout-grid-color="#c0c0c0" style:layout-grid-lines="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ILCO Atlantique : Association des stomisés de Loire Atlantique </dc:title>
    <meta:initial-creator>Guy Gourmellet</meta:initial-creator>
    <meta:creation-date>2007-03-24T07:36:00</meta:creation-date>
    <dc:creator>Guy Gourmellet</dc:creator>
    <dc:date>2008-01-08T11:31:36</dc:date>
    <meta:printed-by>Guy Gourmellet</meta:printed-by>
    <meta:print-date>2007-07-04T16:16:58</meta:print-date>
    <dc:language>fr-FR</dc:language>
    <meta:editing-cycles>11</meta:editing-cycles>
    <meta:editing-duration>PT18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8" meta:character-count="69"/>
  </office:meta>
</office:document-meta>
</file>